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 Dorado</text:p>
      <text:p text:style-name="Standard">4 people for Satur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yber Discovery</meta:initial-creator>
    <meta:creation-date>2012-07-26T07:55:29</meta:creation-date>
    <meta:document-statistic meta:table-count="0" meta:image-count="0" meta:object-count="0" meta:page-count="1" meta:paragraph-count="2" meta:word-count="6" meta:character-count="30"/>
    <dc:date>2012-07-26T07:56:37</dc:date>
    <dc:creator>Cyber Discovery</dc:creator>
    <meta:editing-duration>PT00H01M08S</meta:editing-duration>
    <meta:editing-cycles>1</meta:editing-cycles>
    <meta:generator>OpenOffice.org/3.2$Linux OpenOffice.org_project/320m12$Build-9483</meta:generator>
  </office:meta>
</office:document-meta>
</file>